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6.13cm"/>
    </style:style>
    <style:style style:name="Table1.C" style:family="table-column">
      <style:table-column-properties style:column-width="7.165cm"/>
    </style:style>
    <style:style style:name="Table1.D" style:family="table-column">
      <style:table-column-properties style:column-width="5.99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4pt" officeooo:rsid="001cad1e" officeooo:paragraph-rsid="001cad1e" style:font-size-asian="24pt" style:font-size-complex="24pt"/>
    </style:style>
    <style:style style:name="P3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4pt" officeooo:rsid="001dd7b9" officeooo:paragraph-rsid="001dd7b9" style:font-size-asian="24pt" style:font-size-complex="24pt"/>
    </style:style>
    <style:style style:name="P4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4pt" officeooo:rsid="001e1460" officeooo:paragraph-rsid="001e1460" style:font-size-asian="24pt" style:font-size-complex="24pt"/>
    </style:style>
    <style:style style:name="P5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0pt" officeooo:rsid="001dd7b9" officeooo:paragraph-rsid="001dd7b9" style:font-size-asian="20pt" style:font-size-complex="20pt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cad1e"/>
    </style:style>
    <style:style style:name="T2" style:family="text">
      <style:text-properties officeooo:rsid="001dd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750087562032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50099471856">
          <table:table-cell table:style-name="Table1.A1" office:value-type="string">
            <text:p text:style-name="P2">Aloyces | Nahil</text:p>
          </table:table-cell>
          <table:table-cell table:style-name="Table1.A1" office:value-type="string">
            <text:p text:style-name="P2">Sarah | Radouane</text:p>
          </table:table-cell>
          <table:table-cell table:style-name="Table1.A1" office:value-type="string">
            <text:p text:style-name="P2">Marie Love | Belin</text:p>
          </table:table-cell>
          <table:table-cell table:style-name="Table1.D1" office:value-type="string">
            <text:p text:style-name="P3">Kandia <text:span text:style-name="T1">| </text:span>Aliou</text:p>
          </table:table-cell>
        </table:table-row>
        <table:table-row table:style-name="TableLine94750099471856">
          <table:table-cell table:style-name="Table1.A2" office:value-type="string">
            <text:p text:style-name="P3">Dolynda <text:span text:style-name="T1">| </text:span>Raid</text:p>
          </table:table-cell>
          <table:table-cell table:style-name="Table1.A2" office:value-type="string">
            <text:p text:style-name="P3">Adeline <text:span text:style-name="T1">| </text:span>Nawel</text:p>
          </table:table-cell>
          <table:table-cell table:style-name="Table1.A2" office:value-type="string">
            <text:p text:style-name="P3">Anjab <text:span text:style-name="T1">| </text:span>Medhi</text:p>
          </table:table-cell>
          <table:table-cell table:style-name="Table1.D2" office:value-type="string">
            <text:p text:style-name="P3">Pharel <text:span text:style-name="T1">| </text:span>Yasmine</text:p>
          </table:table-cell>
        </table:table-row>
        <table:table-row table:style-name="TableLine94750099471856">
          <table:table-cell table:style-name="Table1.A2" office:value-type="string">
            <text:p text:style-name="P5">Aboubacar <text:span text:style-name="T1">| </text:span>Marihème</text:p>
          </table:table-cell>
          <table:table-cell table:style-name="Table1.A2" office:value-type="string">
            <text:p text:style-name="P4">Matteo<text:span text:style-name="T2"> </text:span><text:span text:style-name="T1">| </text:span>Ahmed</text:p>
          </table:table-cell>
          <table:table-cell table:style-name="Table1.A2" office:value-type="string">
            <text:p text:style-name="P4">Khadidia</text:p>
          </table:table-cell>
          <table:table-cell table:style-name="Table1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1.2$Linux_X86_64 LibreOffice_project/20$Build-2</meta:generator>
    <dc:date>2021-11-07T22:08:43.910093464</dc:date>
    <meta:editing-duration>PT14M21S</meta:editing-duration>
    <meta:editing-cycles>6</meta:editing-cycles>
    <meta:document-statistic meta:table-count="2" meta:image-count="0" meta:object-count="0" meta:page-count="1" meta:paragraph-count="11" meta:word-count="32" meta:character-count="163" meta:non-whitespace-character-count="142"/>
  </office:meta>
</office:document-meta>
</file>